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9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FF0000"/>
    </style:style>
    <style:style style:name="ce21" style:family="table-cell" style:parent-style-name="Default" style:data-style-name="N0">
      <style:table-cell-properties style:vertical-align="automatic" fo:wrap-option="wrap" fo:background-color="#FF0000"/>
      <style:text-properties style:font-name="Arial" style:font-name-asian="Arial" style:font-name-complex="Arial"/>
    </style:style>
    <style:style style:name="ce22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3" style:family="table-cell" style:parent-style-name="Default" style:data-style-name="N0">
      <style:table-cell-properties style:vertical-align="automatic" fo:background-color="#A02B93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ackground-color="#A02B93"/>
    </style:style>
    <style:style style:name="ce25" style:family="table-cell" style:parent-style-name="Default" style:data-style-name="N0">
      <style:table-cell-properties style:vertical-align="automatic" fo:wrap-option="wrap" fo:background-color="#A02B93"/>
      <style:text-properties style:font-name="Arial" style:font-name-asian="Arial" style:font-name-complex="Arial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middle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8" style:family="table-cell" style:parent-style-name="Default" style:data-style-name="N0">
      <style:table-cell-properties style:vertical-align="automatic" fo:wrap-option="wrap" fo:background-color="#92D050"/>
      <style:text-properties style:font-name="Arial" style:font-name-asian="Arial" style:font-name-complex="Arial"/>
    </style:style>
    <style:style style:name="ce29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ackground-color="#92D050"/>
    </style:style>
    <style:style style:name="ce31" style:family="table-cell" style:parent-style-name="Default" style:data-style-name="N0">
      <style:table-cell-properties style:vertical-align="automatic" fo:wrap-option="wrap" fo:background-color="#92D050"/>
      <style:text-properties style:font-name="Aptos unicode" style:font-name-asian="Aptos unicode" style:font-name-complex="Aptos unicode"/>
    </style:style>
    <style:style style:name="ce32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3" style:family="table-cell" style:parent-style-name="Default" style:data-style-name="N0">
      <style:table-cell-properties fo:background-color="#92D050"/>
      <style:text-properties style:font-name="Aptos unicode" style:font-name-asian="Aptos unicode" style:font-name-complex="Aptos unicode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14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co7" style:family="table-column">
      <style:table-column-properties fo:break-before="auto" style:column-width="21.082cm"/>
    </style:style>
    <style:style style:name="co8" style:family="table-column">
      <style:table-column-properties fo:break-before="auto" style:column-width="16.277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9.4pt" style:use-optimal-row-height="false" fo:break-before="auto"/>
    </style:style>
    <style:style style:name="ro5" style:family="table-row">
      <style:table-row-properties style:row-height="51pt" style:use-optimal-row-height="false" fo:break-before="auto"/>
    </style:style>
    <style:style style:name="ro6" style:family="table-row">
      <style:table-row-properties style:row-height="25.2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4.4pt" style:use-optimal-row-height="false" fo:break-before="auto"/>
    </style:style>
    <style:style style:name="ro9" style:family="table-row">
      <style:table-row-properties style:row-height="25.8pt" style:use-optimal-row-height="fals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32.4pt" style:use-optimal-row-height="false" fo:break-before="auto"/>
    </style:style>
    <style:style style:name="ro12" style:family="table-row">
      <style:table-row-properties style:row-height="16.8pt" style:use-optimal-row-height="false" fo:break-before="auto"/>
    </style:style>
    <style:style style:name="ro13" style:family="table-row">
      <style:table-row-properties style:row-height="21.6pt" style:use-optimal-row-height="false" fo:break-before="auto"/>
    </style:style>
    <style:style style:name="ro14" style:family="table-row">
      <style:table-row-properties style:row-height="20.4pt" style:use-optimal-row-height="false" fo:break-before="auto"/>
    </style:style>
    <style:style style:name="ro15" style:family="table-row">
      <style:table-row-properties style:row-height="13.2pt" style:use-optimal-row-height="false" fo:break-before="auto"/>
    </style:style>
    <style:style style:name="ro16" style:family="table-row">
      <style:table-row-properties style:row-height="19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s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x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6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17"/>
        <table:table-column table:style-name="co2" table:default-cell-style-name="ce17"/>
        <table:table-column table:style-name="co4" table:default-cell-style-name="ce9"/>
        <table:table-column table:style-name="co5" table:default-cell-style-name="ce26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office:value-type="string" table:style-name="ce8">
            <text:p><text:s/></text:p>
          </table:table-cell>
          <table:table-cell office:value-type="string" table:style-name="ce9">
            <text:p>T1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8"/>
          <table:table-cell office:value-type="string" table:style-name="ce9">
            <text:p>T2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3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o(?![mnliu][ˈ bcçdfhgjlmnpqrstvxz])(?=.*ˈ)</text:p>
          </table:table-cell>
          <table:table-cell office:value-type="string" table:style-name="ce8">
            <text:p>u</text:p>
          </table:table-cell>
          <table:table-cell office:value-type="string" table:style-name="ce9">
            <text:p>T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a(?![mnliou][ˈ bcçdfhgjlmnpqrstvxz])(?=.*ˈ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e(?![mnliu][ˈ bcçdfhgjlmnpqrstvxz])(?=.*ˈ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7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?&lt;!ã)o$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8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a$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?&lt;!ã)e$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0</text:p>
          </table:table-cell>
          <table:table-cell table:style-name="ce12"/>
          <table:table-cell table:number-columns-repeated="16380" table:style-name="ce11"/>
        </table:table-row>
        <table:table-row table:style-name="ro4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1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(a|á|â|ã|e|é|ê|i|í|î|o|ó|ô|õ|u|ú|û|ai|ei|oi|ui|ao|au|eu|iu|ou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2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3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im|in|ín)(?=[ˈ bcçdgjlmnpqrstvxz])</text:p>
          </table:table-cell>
          <table:table-cell office:value-type="string" table:style-name="ce11">
            <text:p>ĩ</text:p>
          </table:table-cell>
          <table:table-cell office:value-type="string" table:style-name="ce11">
            <text:p>T1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om|on|ôn)(?=[ˈ bcçdgjlmnpqrstvxz])</text:p>
          </table:table-cell>
          <table:table-cell office:value-type="string" table:style-name="ce11">
            <text:p>õ</text:p>
          </table:table-cell>
          <table:table-cell office:value-type="string" table:style-name="ce11">
            <text:p>T18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am|âm|an|ân)(?=[ˈ bcçdgjlmnpqrstvxz])</text:p>
          </table:table-cell>
          <table:table-cell office:value-type="string" table:style-name="ce11">
            <text:p>ɐ̃</text:p>
          </table:table-cell>
          <table:table-cell office:value-type="string" table:style-name="ce11">
            <text:p>T1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em|en|ên)(?=[ˈ bcçdgjlmnpqrstvxz])</text:p>
          </table:table-cell>
          <table:table-cell office:value-type="string" table:style-name="ce11">
            <text:p>ẽ</text:p>
          </table:table-cell>
          <table:table-cell office:value-type="string" table:style-name="ce11">
            <text:p>T20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um|un)(?=[ˈ bcçdgjlmnpqrstvxz])</text:p>
          </table:table-cell>
          <table:table-cell office:value-type="string" table:style-name="ce11">
            <text:p>ũ</text:p>
          </table:table-cell>
          <table:table-cell office:value-type="string" table:style-name="ce11">
            <text:p>T21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im$</text:p>
          </table:table-cell>
          <table:table-cell office:value-type="string" table:style-name="ce11">
            <text:p>ĩ</text:p>
          </table:table-cell>
          <table:table-cell office:value-type="string" table:style-name="ce13">
            <text:p>T22</text:p>
          </table:table-cell>
          <table:table-cell table:style-name="ce12"/>
          <table:table-cell table:number-columns-repeated="16380" table:style-name="ce11"/>
        </table:table-row>
        <table:table-row table:style-name="ro1">
          <table:table-cell office:value-type="string" table:style-name="ce8">
            <text:p>om$</text:p>
          </table:table-cell>
          <table:table-cell office:value-type="string" table:style-name="ce11">
            <text:p>õ</text:p>
          </table:table-cell>
          <table:table-cell office:value-type="string" table:style-name="ce13">
            <text:p>T2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ã(?!o)$</text:p>
          </table:table-cell>
          <table:table-cell office:value-type="string" table:style-name="ce14">
            <text:p>ɐ̃</text:p>
          </table:table-cell>
          <table:table-cell office:value-type="string" table:style-name="ce13">
            <text:p>T24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um$</text:p>
          </table:table-cell>
          <table:table-cell office:value-type="string" table:style-name="ce14">
            <text:p>ũ</text:p>
          </table:table-cell>
          <table:table-cell office:value-type="string" table:style-name="ce13">
            <text:p>T25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(?&lt;=[ˈaáãɐɐ̃eéẽɨiĩoóõuúũ])j(?=[aáãɐɐ̃eéẽɨiĩoóõuúũ]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6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^j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ém|em)$</text:p>
          </table:table-cell>
          <table:table-cell office:value-type="string" table:style-name="ce14">
            <text:p>ɐ̃j̃</text:p>
          </table:table-cell>
          <table:table-cell office:value-type="string" table:style-name="ce13">
            <text:p>T28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8">
            <text:p>ɐ̃w̃</text:p>
          </table:table-cell>
          <table:table-cell office:value-type="string" table:style-name="ce13">
            <text:p>T29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muitu</text:p>
          </table:table-cell>
          <table:table-cell office:value-type="string" table:style-name="ce14">
            <text:p>mũj̃tu</text:p>
          </table:table-cell>
          <table:table-cell office:value-type="string" table:style-name="ce13">
            <text:p>T30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8">
            <text:p>aj</text:p>
          </table:table-cell>
          <table:table-cell office:value-type="string" table:style-name="ce13">
            <text:p>T3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8">
            <text:p>ɐj</text:p>
          </table:table-cell>
          <table:table-cell office:value-type="string" table:style-name="ce13">
            <text:p>T3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8">
            <text:p>oj</text:p>
          </table:table-cell>
          <table:table-cell office:value-type="string" table:style-name="ce13">
            <text:p>T3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8">
            <text:p>uj</text:p>
          </table:table-cell>
          <table:table-cell office:value-type="string" table:style-name="ce13">
            <text:p>T3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8">
            <text:p>aw</text:p>
          </table:table-cell>
          <table:table-cell office:value-type="string" table:style-name="ce13">
            <text:p>T3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8">
            <text:p>ew</text:p>
          </table:table-cell>
          <table:table-cell office:value-type="string" table:style-name="ce13">
            <text:p>T3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8">
            <text:p>ɛw</text:p>
          </table:table-cell>
          <table:table-cell office:value-type="string" table:style-name="ce13">
            <text:p>T3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í</text:p>
          </table:table-cell>
          <table:table-cell office:value-type="string" table:style-name="ce8">
            <text:p>i</text:p>
          </table:table-cell>
          <table:table-cell office:value-type="string" table:style-name="ce13">
            <text:p>T38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é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39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ú</text:p>
          </table:table-cell>
          <table:table-cell office:value-type="string" table:style-name="ce8">
            <text:p>u</text:p>
          </table:table-cell>
          <table:table-cell office:value-type="string" table:style-name="ce13">
            <text:p>T40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ó</text:p>
          </table:table-cell>
          <table:table-cell office:value-type="string" table:style-name="ce8">
            <text:p>ɔ</text:p>
          </table:table-cell>
          <table:table-cell office:value-type="string" table:style-name="ce13">
            <text:p>T41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á</text:p>
          </table:table-cell>
          <table:table-cell office:value-type="string" table:style-name="ce8">
            <text:p>a</text:p>
          </table:table-cell>
          <table:table-cell office:value-type="string" table:style-name="ce13">
            <text:p>T42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l(?=[ˈ bcçdfgʒklmnpqrstvxz])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3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l$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4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45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)^a(?![jwɫ]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4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27">
            <text:p>(?&lt;!ˈ)^o(?![juɫ])</text:p>
          </table:table-cell>
          <table:table-cell office:value-type="string" table:style-name="ce27">
            <text:p>ɔ / o</text:p>
          </table:table-cell>
          <table:table-cell office:value-type="string" table:style-name="ce28">
            <text:p>T47</text:p>
          </table:table-cell>
          <table:table-cell office:value-type="string" table:style-name="ce29">
            <text:p>se usasse aqui um /O/ - seria um "ou" inclusivo, no sentido em que podem ocorrer as duas opções e não apenas uma, ao contrário do que ocorrecom as tónicas médias</text:p>
          </table:table-cell>
          <table:table-cell table:number-columns-repeated="16380" table:style-name="ce30"/>
        </table:table-row>
        <table:table-row table:style-name="ro7">
          <table:table-cell office:value-type="string" table:style-name="ce27">
            <text:p>(?&lt;!ˈ)^e(?![juɫs̃])</text:p>
          </table:table-cell>
          <table:table-cell office:value-type="string" table:style-name="ce27">
            <text:p>e / i</text:p>
          </table:table-cell>
          <table:table-cell office:value-type="string" table:style-name="ce31">
            <text:p>T48</text:p>
          </table:table-cell>
          <table:table-cell table:style-name="ce32"/>
          <table:table-cell table:number-columns-repeated="16380" table:style-name="ce33"/>
        </table:table-row>
        <table:table-row table:style-name="ro7">
          <table:table-cell office:value-type="string" table:style-name="ce17">
            <text:p>(?&lt;!ˈ)^es(?![aaɐeêɛɨioôɔuwɐ̃ẽĩõũ])</text:p>
          </table:table-cell>
          <table:table-cell office:value-type="string" table:style-name="ce8">
            <text:p>ɨʃ</text:p>
          </table:table-cell>
          <table:table-cell office:value-type="string" table:style-name="ce13">
            <text:p>T49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a(?=(m|n|nh)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50</text:p>
          </table:table-cell>
          <table:table-cell office:value-type="string" table:style-name="ce10">
            <text:p>são todas tónicas</text:p>
          </table:table-cell>
          <table:table-cell table:number-columns-repeated="16380" table:style-name="ce9"/>
        </table:table-row>
        <table:table-row table:style-name="ro9">
          <table:table-cell office:value-type="string" table:style-name="ce22">
            <text:p>(?&lt;=ˈ(b|c|ch|d|f|g|ʒ|l|lh|m|n|nh|p|q|r|rr|ss|s|t|v|x|z|pr|br|tr|dr|kr|gr|fr|vr|pl|bl|kl|gl|fl))o(?![ju])</text:p>
          </table:table-cell>
          <table:table-cell office:value-type="string" table:style-name="ce22">
            <text:p>/O/</text:p>
          </table:table-cell>
          <table:table-cell table:style-name="ce9"/>
          <table:table-cell table:style-name="ce23"/>
          <table:table-cell table:number-columns-repeated="16380" table:style-name="ce24"/>
        </table:table-row>
        <table:table-row table:style-name="ro10">
          <table:table-cell office:value-type="string" table:style-name="ce22">
            <text:p>(?&lt;=ˈ)o(?![ju])</text:p>
          </table:table-cell>
          <table:table-cell office:value-type="string" table:style-name="ce22">
            <text:p>/O/</text:p>
          </table:table-cell>
          <table:table-cell table:style-name="ce9"/>
          <table:table-cell table:style-name="ce19"/>
          <table:table-cell table:number-columns-repeated="16380" table:style-name="ce24"/>
        </table:table-row>
        <table:table-row table:style-name="ro7">
          <table:table-cell office:value-type="string" table:style-name="ce22">
            <text:p>ô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7">
          <table:table-cell office:value-type="string" table:style-name="ce22">
            <text:p>ou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11">
          <table:table-cell office:value-type="string" table:style-name="ce22">
            <text:p>(?&lt;=ˈ(b|c|ch|d|f|g|gu|ʒ|l|lh|m|n|nh|p|q|qu|r|rr|ss|s|t|v|x|z|pr|br|tr|dr|kr|gr|fr|vr|pl|bl|kl|gl|fl))e(?![̃w]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tónicas, cuidado com as nasais (dezembro) e eu</text:p>
          </table:table-cell>
          <table:table-cell table:number-columns-repeated="16380" table:style-name="ce24"/>
        </table:table-row>
        <table:table-row table:style-name="ro1">
          <table:table-cell office:value-type="string" table:style-name="ce22">
            <text:p>(?&lt;=ˈ)e(?![̃w]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por não se tratar de um til orgânico no pt, tem de estar isolado senão não é reconhecido</text:p>
          </table:table-cell>
          <table:table-cell table:number-columns-repeated="16380" table:style-name="ce24"/>
        </table:table-row>
        <table:table-row table:style-name="ro7">
          <table:table-cell office:value-type="string" table:style-name="ce22">
            <text:p>ê</text:p>
          </table:table-cell>
          <table:table-cell office:value-type="string" table:style-name="ce22">
            <text:p>e</text:p>
          </table:table-cell>
          <table:table-cell table:style-name="ce25"/>
          <table:table-cell office:value-type="string" table:style-name="ce23">
            <text:p>está a ser selecionado por /E/</text:p>
          </table:table-cell>
          <table:table-cell table:number-columns-repeated="16380" table:style-name="ce24"/>
        </table:table-row>
        <table:table-row table:style-name="ro12">
          <table:table-cell office:value-type="string" table:style-name="ce8">
            <text:p>ch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3">
          <table:table-cell office:value-type="string" table:style-name="ce8">
            <text:p>nh</text:p>
          </table:table-cell>
          <table:table-cell office:value-type="string" table:style-name="ce8">
            <text:p>ɲ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lh</text:p>
          </table:table-cell>
          <table:table-cell office:value-type="string" table:style-name="ce8">
            <text:p>ʎ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18">
            <text:p>x</text:p>
          </table:table-cell>
          <table:table-cell office:value-type="string" table:style-name="ce18">
            <text:p>ʃ</text:p>
          </table:table-cell>
          <table:table-cell table:style-name="ce13"/>
          <table:table-cell office:value-type="string" table:style-name="ce19">
            <text:p>EXAME É EXCEÇÃO</text:p>
          </table:table-cell>
          <table:table-cell table:number-columns-repeated="16380" table:style-name="ce20"/>
        </table:table-row>
        <table:table-row table:style-name="ro7">
          <table:table-cell office:value-type="string" table:style-name="ce8">
            <text:p>(?&lt;=(a|ɐ|e|ɛ|/E/|ɨ|i|j|o|ɔ|/O/|u|w))b(?=(a|ɐ|e|ɛ|/E/|ɨ|i|j|o|ɔ|/O/|u|w|ɐ̃|ẽ|ĩ|õ|ũ|j̃|w̃)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(a|ɐ|e|ɛ|/E/|ɨ|i|o|ɔ|/O/|u|j|w)ˈ)b(?=(a|ɐ|e|ɛ|/E/|ɨ|i|j|o|ɔ|/O/|u|w|ɐ̃|ẽ|ĩ|õ|ũ|j̃|w̃))</text:p>
          </table:table-cell>
          <table:table-cell office:value-type="string" table:style-name="ce14">
            <text:p>β</text:p>
          </table:table-cell>
          <table:table-cell table:style-name="ce13"/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5">
          <table:table-cell office:value-type="string" table:style-name="ce8">
            <text:p>(?&lt;=(a|ɐ|e|ɛ|/E/|ɨ|i|j|o|ɔ|/O/|u|w))d(?=(a|ɐ|e|ɛ|/E/|ɨ|i|j|o|ɔ|/O/|u|w|ɐ̃|ẽ|ĩ|õ|ũ|j̃|w̃)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(?&lt;=(a|ɐ|e|ɛ|/E/|ɨ|i|o|ɔ|/O/|u|j|w)ˈ)d(?=(a|ɐ|e|ɛ|/E/|ɨ|i|j|o|ɔ|/O/|u|w|ɐ̃|ẽ|ĩ|õ|ũ|j̃|w̃)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ɛ|/E/|ẽ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gu(?=(ɐj|ɐ̃j̃|e|ɛ|/E/|ẽ|i|ĩ|ɨ))</text:p>
          </table:table-cell>
          <table:table-cell office:value-type="string" table:style-name="ce18">
            <text:p>g</text:p>
          </table:table-cell>
          <table:table-cell table:style-name="ce21"/>
          <table:table-cell table:style-name="ce19"/>
          <table:table-cell table:number-columns-repeated="16380" table:style-name="ce2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j|o|ɔ|/O/|u|w))g(?=(a|ɐ|e|ɛ|/E/|ɨ|i|j|o|ɔ|/O/|u|w|ɐ̃|ẽ|ĩ|õ|ũ|j̃|w̃)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o|ɔ|/O/|u|j|w)ˈ)g(?=(a|ɐ|e|ɛ|/E/|ɨ|i|j|o|ɔ|/O/|u|w|ɐ̃|ẽ|ĩ|õ|ũ|j̃|w̃)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s(?=(a|ɐ|e|ɛ|/E/|ɨ|i|j|o|ɔ|/O/|u|w)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s(?=(a|ɐ|e|ɛ|/E/|ɨ|i|j|o|ɔ|/O/|u|w)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c(?!(ɐj|ɐ̃j̃|e|ɛ|/E/|ẽ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=(ɐj|ɐ̃j̃|e|ɛ|/E/|ẽ|i|ĩ|ɨ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6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ɐj|ɐ̃j̃|e|ɛ|/E/|ẽ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(a|ɐ|e|ɛ|/E/|ɨ|i|j|o|ɔ|/O/|u|w)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r(?=(a|ɐ|e|ɛ|/E/|ɨ|i|j|o|ɔ|/O/|u|w|ɐ̃|ẽ|ĩ|õ|ũ|j̃|w̃)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r(?=(a|ɐ|e|ɛ|/E/|ɨ|i|j|o|ɔ|/O/|u|w|ɐ̃|ẽ|ĩ|õ|ũ|j̃|w̃)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^)</text:p>
          </table:table-cell>
          <table:table-cell office:value-type="string" table:style-name="ce8">
            <text:p>[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$)</text:p>
          </table:table-cell>
          <table:table-cell office:value-type="string" table:style-name="ce8">
            <text:p>]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number-rows-repeated="1048483" table:style-name="ro1">
          <table:table-cell table:number-columns-repeated="16384"/>
        </table:table-row>
      </table:table>
      <table:table table:name="Folha1" table:style-name="ta3">
        <table:table-column table:style-name="co7" table:default-cell-style-name="ce1"/>
        <table:table-column table:style-name="co2" table:number-columns-repeated="16383" table:default-cell-style-name="ce1"/>
        <table:table-row table:style-name="ro9">
          <table:table-cell office:value-type="string" table:style-name="ce22">
            <text:p>(?&lt;=ˈ(b|β|k|d|ð|f|g|ɣ|ʃ||ɲ|ʎ|ʒ|l|m|n|p|ɾ|ʀ|s|t|v|z|pɾ|bɾ|tɾ|dɾ|kɾ|gɾ|fɾ|vɾ|pl|bl|kl|gl|fl))o(?![ju])(?!õô)</text:p>
          </table:table-cell>
          <table:table-cell office:value-type="string" table:style-name="ce22">
            <text:p>/O/</text:p>
          </table:table-cell>
          <table:table-cell table:style-name="ce9"/>
          <table:table-cell office:value-type="string" table:style-name="ce23">
            <text:p>tónicas, cuidado com as nasais (dezembro)</text:p>
          </table:table-cell>
          <table:table-cell table:number-columns-repeated="16380" table:style-name="ce24"/>
        </table:table-row>
        <table:table-row table:style-name="ro10">
          <table:table-cell office:value-type="string" table:style-name="ce22">
            <text:p>(?&lt;=ˈ)o(?![ju])(?!õ)</text:p>
          </table:table-cell>
          <table:table-cell office:value-type="string" table:style-name="ce22">
            <text:p>/O/</text:p>
          </table:table-cell>
          <table:table-cell table:style-name="ce9"/>
          <table:table-cell office:value-type="string" table:style-name="ce19">
            <text:p>tónicas, ter pq tá a selecionar o ou, vou ter que pôr (?![ˈ]) na expressão de ou, adicionar (?![ju]) nesta expressão e depois fazer nova expressão para tratar os ou</text:p>
          </table:table-cell>
          <table:table-cell table:number-columns-repeated="16380" table:style-name="ce24"/>
        </table:table-row>
        <table:table-row table:style-name="ro7">
          <table:table-cell office:value-type="string" table:style-name="ce22">
            <text:p>ô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7">
          <table:table-cell office:value-type="string" table:style-name="ce22">
            <text:p>ou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11">
          <table:table-cell office:value-type="string" table:style-name="ce22">
            <text:p>(?&lt;=ˈ(b|β|k|d|ð|f|g|ɣ|ʃ||ɲ|ʎ|ʒ|l|m|n|p|ɾ|ʀ|s|t|v|z|pɾ|bɾ|tɾ|dɾ|kɾ|gɾ|fɾ|vɾ|pl|bl|kl|gl|fl))e(?!̃)(?!w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tónicas, cuidado com as nasais (dezembro) e eu</text:p>
          </table:table-cell>
          <table:table-cell table:number-columns-repeated="16380" table:style-name="ce24"/>
        </table:table-row>
        <table:table-row table:style-name="ro1">
          <table:table-cell office:value-type="string" table:style-name="ce22">
            <text:p>(?&lt;=ˈ)e(?!̃)(?!w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por não se tratar de um til orgânico no pt, tem de estar isolado senão não é reconhecido</text:p>
          </table:table-cell>
          <table:table-cell table:number-columns-repeated="16380" table:style-name="ce24"/>
        </table:table-row>
        <table:table-row table:style-name="ro7">
          <table:table-cell office:value-type="string" table:style-name="ce22">
            <text:p>ê</text:p>
          </table:table-cell>
          <table:table-cell office:value-type="string" table:style-name="ce22">
            <text:p>e</text:p>
          </table:table-cell>
          <table:table-cell table:style-name="ce25"/>
          <table:table-cell office:value-type="string" table:style-name="ce23">
            <text:p>está a ser selecionado por /E/</text:p>
          </table:table-cell>
          <table:table-cell table:number-columns-repeated="16380" table:style-name="ce24"/>
        </table:table-row>
        <table:table-row table:number-rows-repeated="3" table:style-name="ro1">
          <table:table-cell table:number-columns-repeated="16384"/>
        </table:table-row>
        <table:table-row table:style-name="ro9">
          <table:table-cell office:value-type="string" table:style-name="ce22">
            <text:p>(?&lt;=ˈ(b|c|ch|d|f|g|ʒ|l|lh|m|n|nh|p|q|r|rr|ss|s|t|v|z|pr|br|tr|dr|kr|gr|fr|vr|pl|bl|kl|gl|fl))o(?![ju])(?!õô)</text:p>
          </table:table-cell>
          <table:table-cell office:value-type="string" table:style-name="ce22">
            <text:p>/O/</text:p>
          </table:table-cell>
          <table:table-cell table:style-name="ce9"/>
          <table:table-cell table:style-name="ce23"/>
          <table:table-cell table:number-columns-repeated="16380" table:style-name="ce24"/>
        </table:table-row>
        <table:table-row table:style-name="ro10">
          <table:table-cell office:value-type="string" table:style-name="ce22">
            <text:p>(?&lt;=ˈ)o(?![ju])(?!õ)</text:p>
          </table:table-cell>
          <table:table-cell office:value-type="string" table:style-name="ce22">
            <text:p>/O/</text:p>
          </table:table-cell>
          <table:table-cell table:style-name="ce9"/>
          <table:table-cell table:style-name="ce19"/>
          <table:table-cell table:number-columns-repeated="16380" table:style-name="ce24"/>
        </table:table-row>
        <table:table-row table:style-name="ro7">
          <table:table-cell office:value-type="string" table:style-name="ce22">
            <text:p>ô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7">
          <table:table-cell office:value-type="string" table:style-name="ce22">
            <text:p>ou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11">
          <table:table-cell office:value-type="string" table:style-name="ce22">
            <text:p>(?&lt;=ˈ(b|c|ch|d|f|g|ʒ|l|lh|m|n|nh|p|q|r|rr|ss|s|t|v|z|pr|br|tr|dr|kr|gr|fr|vr|pl|bl|kl|gl|fl))e(?!̃)(?!w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tónicas, cuidado com as nasais (dezembro) e eu</text:p>
          </table:table-cell>
          <table:table-cell table:number-columns-repeated="16380" table:style-name="ce24"/>
        </table:table-row>
        <table:table-row table:style-name="ro1">
          <table:table-cell office:value-type="string" table:style-name="ce22">
            <text:p>(?&lt;=ˈ)e(?!̃)(?!w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por não se tratar de um til orgânico no pt, tem de estar isolado senão não é reconhecido</text:p>
          </table:table-cell>
          <table:table-cell table:number-columns-repeated="16380" table:style-name="ce24"/>
        </table:table-row>
        <table:table-row table:style-name="ro7">
          <table:table-cell office:value-type="string" table:style-name="ce22">
            <text:p>ê</text:p>
          </table:table-cell>
          <table:table-cell office:value-type="string" table:style-name="ce22">
            <text:p>e</text:p>
          </table:table-cell>
          <table:table-cell table:style-name="ce25"/>
          <table:table-cell office:value-type="string" table:style-name="ce23">
            <text:p>está a ser selecionado por /E/</text:p>
          </table:table-cell>
          <table:table-cell table:number-columns-repeated="16380" table:style-name="ce24"/>
        </table:table-row>
        <table:table-row table:number-rows-repeated="1048559" table:style-name="ro1">
          <table:table-cell table:number-columns-repeated="16384"/>
        </table:table-row>
      </table:table>
      <table:table table:name="Folha2" table:style-name="ta3">
        <table:table-column table:style-name="co8" table:default-cell-style-name="ce1"/>
        <table:table-column table:style-name="co2" table:number-columns-repeated="16383" table:default-cell-style-name="ce1"/>
        <table:table-row table:style-name="ro7">
          <table:table-cell office:value-type="string" table:style-name="ce8">
            <text:p>(?&lt;=[aɐeêɛɨioôɔujw]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[aɐeêɛɨioôɔujw]ˈ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5">
          <table:table-cell office:value-type="string" table:style-name="ce8">
            <text:p>(?&lt;=[aɐeêɛɨioôɔujw]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(?&lt;=[aɐeêɛɨioôɔujw]ˈ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ẽ|ê|ɛ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gu(?=(ɐj|ɐ̃j̃|e|ẽ|ê|ɛ|i|ĩ|ɨ))</text:p>
          </table:table-cell>
          <table:table-cell office:value-type="string" table:style-name="ce18">
            <text:p>g</text:p>
          </table:table-cell>
          <table:table-cell table:style-name="ce21"/>
          <table:table-cell table:style-name="ce19"/>
          <table:table-cell table:number-columns-repeated="16380" table:style-name="ce2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ˈ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ɛɨijoɔuw]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ɛɨijoɔuw]ˈ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c(?!ɐj|ɐ̃j̃|e|ẽ|ê|ɛ|i|ĩ|ɨ|j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=(ɐj|e|ẽ|ê|ɛ|i|ɨ|j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6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ɐj|ɐ̃j̃|e|ẽ|ê|ɛ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ôɔuw])r(?=[aɐeê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ɔuw]ˈ)r(?=[aɐe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number-rows-repeated="1048546" table:style-name="ro1">
          <table:table-cell table:number-columns-repeated="16384"/>
        </table:table-row>
      </table:table>
      <table:database-ranges>
        <table:database-range table:target-range-address="Palavras.A1:Palavras.A730" table:display-filter-buttons="true">
          <table:filter>
            <table:filter-condition table:field-number="0" table:value="ˈhora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29T15:14:49Z</dc:date>
  </office:meta>
</office:document-meta>
</file>